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size="18pt" style:font-size-asian="18pt" style:font-size-complex="18pt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4" style:family="paragraph" style:parent-style-name="Standard" style:list-style-name="L1"/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vakheter ved Trello (per 4. mars 2015)</text:p>
      <text:p text:style-name="P2"/>
      <text:p text:style-name="P3">Jo Asplin</text:p>
      <text:p text:style-name="P1"/>
      <text:p text:style-name="Standard"/>
      <text:list xml:id="list607235807" text:style-name="L1">
        <text:list-item>
          <text:p text:style-name="P4">Begrensede muligheter til å konfigurere GUI, f.eks.:</text:p>
          <text:list>
            <text:list-item>
              <text:p text:style-name="P4">Kan ikke opprette brukerdefinerte knapper knyttet til brukerdefinerte operasjoner (f.eks. en 'ferdig'-knapp som med kun ett enkelt klikk flyttet gjøremålet over i en 'ferdig'-liste og/eller fjernet/opprettet merkelapper).</text:p>
            </text:list-item>
            <text:list-item>
              <text:p text:style-name="P4">Kan ikke definere merkelapper med vilkårlig utseende/farge (må alltid velge blant et lite antall forhåndsdefinerte farger, og merkelappen fremstår alltid som en liten strek øverst på gjøremålet/kortet).</text:p>
            </text:list-item>
          </text:list>
        </text:list-item>
      </text:list>
      <text:p text:style-name="Standard"/>
      <text:list xml:id="list215086259" text:continue-numbering="true" text:style-name="L1">
        <text:list-item>
          <text:p text:style-name="P4">Ingen mulighet til å konfigurere avansert varsling (f.eks. når tidsfristen til visse gjøremål begynner å nærme seg).</text:p>
        </text:list-item>
      </text:list>
      <text:p text:style-name="Standard"/>
      <text:list xml:id="list507700593" text:continue-numbering="true" text:style-name="L1">
        <text:list-item>
          <text:p text:style-name="P4">Vanskelig å få til å spille sammen med våre øvrige systemer (f.eks. oppdatere visse gjøremål <text:s/>automatisk som følge av å ha lagt inn informasjon i Ted).</text:p>
        </text:list-item>
      </text:list>
      <text:p text:style-name="Standard"/>
      <text:list xml:id="list1212366083" text:continue-numbering="true" text:style-name="L1">
        <text:list-item>
          <text:p text:style-name="P4">Svært primitiv filtrering.</text:p>
          <text:list>
            <text:list-item>
              <text:p text:style-name="P4">Kun (label1 OR label2 OR ... OR labelN) AND (member1 OR member2 OR ... OR memberN).</text:p>
            </text:list-item>
            <text:list-item>
              <text:p text:style-name="P4">Dette gjør det vanskelig/umulig å (direkte i WEB-GUI'et) be om ting som f.eks. <text:s/>“vis meg alle gjøremål på VV som har frist innen et klokkeslett og som er flyttbare og som ikke allerede er flyttet”.</text:p>
            </text:list-item>
          </text:list>
        </text:list-item>
      </text:list>
      <text:p text:style-name="Standard"/>
      <text:list xml:id="list725278741" text:continue-numbering="true" text:style-name="L1">
        <text:list-item>
          <text:p text:style-name="P4">Ikke mulig å sortere interaktivt (som i et regneark f.eks. - det kunne ha vært nyttig å sortere med hensyn til ulike attributter slik som (kombinasjoner av) merkelapper, tittel, tidsfrist etc.).</text:p>
        </text:list-item>
      </text:list>
      <text:p text:style-name="Standard"/>
      <text:list xml:id="list1318166836" text:continue-numbering="true" text:style-name="L1">
        <text:list-item>
          <text:p text:style-name="P4">Ikke mulig å filtrere bort lister slik at bare enkelte lister vises (gjøremålene innad i en liste kan filtreres bort, men den tomme lista blir alltid stående).</text:p>
        </text:list-item>
      </text:list>
      <text:p text:style-name="Standard"/>
      <text:list xml:id="list2075043988" text:continue-numbering="true" text:style-name="L1">
        <text:list-item>
          <text:p text:style-name="P4">Ulike brukere ser alltid det samme bildet (bortsett fra individuell filtrering); den innbyrdes rekkefølgen på lister og gjøremål er alltid den samme hos alle (merk at dette også kan ses på som en styrke).</text:p>
        </text:list-item>
      </text:list>
      <text:p text:style-name="Standard"/>
      <text:list xml:id="list273217489" text:continue-numbering="true" text:style-name="L1">
        <text:list-item>
          <text:p text:style-name="P4">Tungvindt å gjøre enkelte vanlige operasjoner, f.eks.:</text:p>
          <text:list>
            <text:list-item>
              <text:p text:style-name="P4">Opprette oppfølgingsgjøremål (for kulingvarsel etc.).</text:p>
            </text:list-item>
            <text:list-item>
              <text:p text:style-name="P4">Lukke gjøremål (ikke nok med et enkelt klikk).</text:p>
            </text:list-item>
          </text:list>
        </text:list-item>
      </text:list>
      <text:p text:style-name="Standard"/>
      <text:list xml:id="list1238314592" text:continue-numbering="true" text:style-name="L1">
        <text:list-item>
          <text:p text:style-name="P4">Lite robust.</text:p>
          <text:list>
            <text:list-item>
              <text:p text:style-name="P4">Det er f.eks. forholdsvis lett for vanlige brukere å bringe en tavle inn i en <text:s text:c="4"/>inkonsistent/tvetydig tilstand, f.eks.:</text:p>
              <text:list>
                <text:list-item>
                  <text:p text:style-name="P4">Endre tittel/beskrivelse på et gjøremål slik at forutsetninger for automatisering (vha skript) brytes.</text:p>
                </text:list-item>
                <text:list-item>
                  <text:p text:style-name="P4">Glemme å fjerne merkelappen 'i gang' når merkelappen 'ferdig' legges inn.</text:p>
                </text:list-item>
              </text:list>
            </text:list-item>
          </text:list>
        </text:list-item>
      </text:list>
      <text:p text:style-name="Standard"><text:soft-page-break/></text:p>
      <text:list xml:id="list758370016" text:continue-numbering="true" text:style-name="L1">
        <text:list-item>
          <text:p text:style-name="P4">Dårlig ytelse.</text:p>
          <text:list>
            <text:list-item>
              <text:p text:style-name="P4">Foreløbig testing viser at skripting mot HTTP/REST-APIet til Trello er forholdsvis tregt (det tok 17 min å oppdatere en tavle forleden dag; forhåpentlig kan dette optimaliseres, men usikkert hvor mye).</text:p>
            </text:list-item>
          </text:list>
        </text:list-item>
      </text:list>
      <text:p text:style-name="Standard"/>
      <text:list xml:id="list1133896916" text:continue-numbering="true" text:style-name="L1">
        <text:list-item>
          <text:p text:style-name="P4">Inneholder mye vi ikke har behov for, men som vi likevel må forholde oss til og som dermed vil kunne oppleves som støy, slik som:</text:p>
          <text:list>
            <text:list-item>
              <text:p text:style-name="P4">Vi bruker bare enkelte av innstillingene/attributtene for gjøremål,lister og tavler.</text:p>
            </text:list-item>
          </text:list>
        </text:list-item>
      </text:list>
      <text:p text:style-name="Standard"/>
      <text:list xml:id="list583513136" text:continue-numbering="true" text:style-name="L1">
        <text:list-item>
          <text:p text:style-name="P4">Det er ikke mulig å slette tavler og lister permanent, kun lukke/arkivere dem slik at man ikke lenger ser dem.</text:p>
          <text:list>
            <text:list-item>
              <text:p text:style-name="P4">Dette vil potensielt kunne utgjøre et problem (kanskje mht ytelse), men vanskelig å si før vi har brukt det en stund.</text:p>
            </text:list-item>
          </text:list>
        </text:list-item>
      </text:list>
      <text:p text:style-name="Standard"/>
      <text:list xml:id="list1238680048" text:continue-numbering="true" text:style-name="L1">
        <text:list-item>
          <text:p text:style-name="P4">Usikkerhet rundt interaktiv respons når automatiserte skript aksesserer APIet.</text:p>
          <text:list>
            <text:list-item>
              <text:p text:style-name="P4">Forleden dag opplevde Magnus at WEB-GUI'et hans låste seg, sannsynligvis mens jeg samtidig kjørte et skript (han måtte til slutt logge seg ut og inn igjen).</text:p>
              <text:p text:style-name="P4"/>
            </text:list-item>
          </text:list>
        </text:list-item>
        <text:list-item>
          <text:p text:style-name="P4">Uklarhet/uforutsigbarhet rundt sikkerhet og tilgjengelighet i Trello som ekstern skytjeneste:</text:p>
          <text:list>
            <text:list-item>
              <text:p text:style-name="P4">hvor enkelt er det for uvedkommende å hacke seg inn? (<text:span text:style-name="T1">merk</text:span> at vi nå operererer som én blant flere millioner Trello-brukere (fra 2012 til 2015 vokste antall brukere fra 500,000 til 5,000,000 !)).</text:p>
            </text:list-item>
            <text:list-item>
              <text:p text:style-name="P4">Hvordan ofte bør vi skifte passord? (<text:span text:style-name="T1">merk:</text:span> eks-ansatte har tilgang inntil vi skifter passord)</text:p>
            </text:list-item>
            <text:list-item>
              <text:p text:style-name="P4">Trello Inc. (firmaet bak Trello) gir veldig få garantier, f.eks. forbeholder de seg retten til når som helst, uten forvarsel, å endre brukergrensesnitt og/eller API, noe som kan medføre ekstraarbeid for oss.</text:p>
            </text:list-item>
            <text:list-item>
              <text:p text:style-name="P4">Trello Inc. kan i teorien når som helst endre forretningsmodell (f.eks. som følge av å bli kjøpt opp), slik at de f.eks. fjerner mer funksjonalitet fra gratisvarianten som vi i øyeblikket baserer oss på.</text:p>
            </text:list-item>
          </text:list>
        </text:list-item>
      </text:list>
      <text:p text:style-name="Standard"/>
      <text:list xml:id="list35379422" text:continue-numbering="true" text:style-name="L1">
        <text:list-item>
          <text:p text:style-name="P4">Kildekoden til Trello er ikke åpent tilgjengelig, og det finnes ingen mulighet til å utvide eller endre kildekoden, ei heller kan man kjøre egne plugins. Man kan henstille Trellos egne utviklere om å endre/fikse ting, men her har man selvsagt ingen garantier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 Asplin</meta:initial-creator>
    <meta:creation-date>2015-03-04T13:19:52</meta:creation-date>
    <dc:date>2015-03-04T15:13:35</dc:date>
    <dc:creator>Jo Asplin</dc:creator>
    <meta:editing-duration>PT19M34S</meta:editing-duration>
    <meta:editing-cycles>18</meta:editing-cycles>
    <meta:generator>LibreOffice/3.5$Linux_X86_64 LibreOffice_project/350m1$Build-2</meta:generator>
    <meta:document-statistic meta:table-count="0" meta:image-count="0" meta:object-count="0" meta:page-count="2" meta:paragraph-count="34" meta:word-count="663" meta:character-count="4084" meta:non-whitespace-character-count="3481"/>
  </office:meta>
</office:document-meta>
</file>